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paragraph-properties fo:break-before="page"/>
    </style:style>
    <style:style style:name="P4" style:family="paragraph" style:parent-style-name="Text_20_body">
      <style:text-properties fo:font-style="normal" style:font-style-asian="normal" style:font-style-complex="normal"/>
    </style:style>
    <style:style style:name="P5" style:family="paragraph" style:parent-style-name="Text_20_body" style:list-style-name="L1">
      <style:text-properties fo:font-style="normal" style:font-style-asian="normal" style:font-style-complex="normal"/>
    </style:style>
    <style:style style:name="P6" style:family="paragraph" style:parent-style-name="Text_20_body">
      <style:text-properties fo:font-style="normal" fo:font-weight="bold" style:font-style-asian="normal" style:font-weight-asian="bold" style:font-style-complex="normal" style:font-weight-complex="bold"/>
    </style:style>
    <style:style style:name="P7" style:family="paragraph" style:parent-style-name="Text_20_body" style:list-style-name="L2">
      <style:text-properties fo:font-style="normal" fo:font-weight="bold" style:font-style-asian="normal" style:font-weight-asian="bold" style:font-style-complex="normal" style:font-weight-complex="bold"/>
    </style:style>
    <style:style style:name="P8" style:family="paragraph" style:parent-style-name="Text_20_body" style:list-style-name="L1">
      <style:text-properties fo:font-style="italic" style:font-style-asian="italic" style:font-style-complex="italic"/>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paragraph-properties fo:margin-left="0cm" fo:margin-right="0cm" fo:text-indent="0.64cm" style:auto-text-indent="false"/>
    </style:style>
    <style:style style:name="P12" style:family="paragraph" style:parent-style-name="Contents_20_Heading">
      <style:paragraph-properties fo:break-before="page"/>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Heading_20_1">
      <style:paragraph-properties fo:break-before="page"/>
    </style:style>
    <style:style style:name="P15" style:family="paragraph" style:parent-style-name="Contents_20_2">
      <style:paragraph-properties>
        <style:tab-stops>
          <style:tab-stop style:position="17.09cm" style:type="right" style:leader-style="dotted" style:leader-text="."/>
        </style:tab-stops>
      </style:paragraph-properties>
    </style:style>
    <style:style style:name="P16" style:family="paragraph" style:parent-style-name="Contents_20_3">
      <style:paragraph-properties>
        <style:tab-stops>
          <style:tab-stop style:position="16.591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fo:font-style="normal" style:text-underline-style="none" fo:font-weight="bold" style:font-style-asian="normal" style:font-weight-asian="bold" style:font-style-complex="normal" style:font-weight-complex="bold"/>
    </style:style>
    <style:style style:name="T8" style:family="text">
      <style:text-properties fo:font-style="normal" style:text-underline-style="none"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style:text-underline-style="none"/>
    </style:style>
    <style:style style:name="T11" style:family="text">
      <style:text-properties style:text-underline-style="none" fo:font-weight="normal" style:font-weight-asian="normal" style:font-weight-complex="normal"/>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Projet d'introduction à la recherche</text:p>
      <text:p text:style-name="Subtitle">Analyse et migration de pare-feux</text:p>
      <text:p text:style-name="Text_20_body"/>
      <text:p text:style-name="P3"/>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2">Sommaire</text:p>
          </text:index-title>
          <text:p text:style-name="P13">Remerciements<text:tab/>4</text:p>
          <text:p text:style-name="P13"><text:s/>1 Introduction<text:tab/>5</text:p>
          <text:p text:style-name="P15"><text:s/>1.1 Fonctionnement d'un pare-feu<text:tab/>5</text:p>
          <text:p text:style-name="P15"><text:s/>1.2 Problèmes liés au filtrage<text:tab/>5</text:p>
          <text:p text:style-name="P15"><text:s/>1.3 Problématique des outils de migrations<text:tab/>5</text:p>
          <text:p text:style-name="P13"><text:s/>2 Le projet<text:tab/>6</text:p>
          <text:p text:style-name="P15"><text:s/>2.1 Le sujet du projet<text:tab/>6</text:p>
          <text:p text:style-name="P15"><text:s/>2.2 Les enjeux du projet<text:tab/>6</text:p>
          <text:p text:style-name="P15"><text:s/>2.3 Les outils utilisés<text:tab/>6</text:p>
          <text:p text:style-name="P15"><text:s/>2.4 La structure globale envisagée pour l'application<text:tab/>7</text:p>
          <text:p text:style-name="P13"><text:s/>3 L'outil d'analyse<text:tab/>8</text:p>
          <text:p text:style-name="P15"><text:s/>3.1 Introduction au problème<text:tab/>8</text:p>
          <text:p text:style-name="P15"><text:s/>3.2 Les solutions envisagées<text:tab/>8</text:p>
          <text:p text:style-name="P15"><text:s/>3.3 Les solutions mises en place<text:tab/>9</text:p>
          <text:p text:style-name="P16"><text:s/>3.3.1 La représentation abstraite<text:tab/>9</text:p>
          <text:p text:style-name="P16"><text:s/>3.3.2 L'analyseur<text:tab/>10</text:p>
          <text:p text:style-name="P15"><text:s/>3.4 Exemples d'analyse<text:tab/>10</text:p>
          <text:p text:style-name="P16"><text:s/>3.4.1 Exemple de conflit<text:tab/>10</text:p>
          <text:p text:style-name="P16"><text:s/>3.4.2 Exemple de redondance<text:tab/>10</text:p>
          <text:p text:style-name="P15"><text:s/>3.5 Les tests effectués<text:tab/>11</text:p>
          <text:p text:style-name="P13"><text:s/>4 L'outil de migration<text:tab/>12</text:p>
          <text:p text:style-name="P15"><text:s/>4.1 Introduction au fonctionnement<text:tab/>12</text:p>
          <text:p text:style-name="P15"><text:s/>4.2 Les solutions mises en place<text:tab/>12</text:p>
          <text:p text:style-name="P16"><text:s/>4.2.1 Les analyseurs syntaxiques (Parsers)<text:tab/>12</text:p>
          <text:p text:style-name="P16"><text:s/>4.2.2 Les convertisseurs d'entrée (Wrappeurs)<text:tab/>12</text:p>
          <text:p text:style-name="P16"><text:s/>4.2.3 Les convertisseurs de sortie (Printers)<text:tab/>12</text:p>
          <text:p text:style-name="P15"><text:s/>4.3 Exemples de migrations<text:tab/>12</text:p>
          <text:p text:style-name="P15"><text:s/>4.4 Les tests effectués<text:tab/>12</text:p>
          <text:p text:style-name="P13"><text:s/>5 Conclusion<text:tab/>13</text:p>
          <text:p text:style-name="P13">Bibliographie<text:tab/>14</text:p>
          <text:p text:style-name="P13">Glossaire<text:tab/>15</text:p>
          <text:p text:style-name="P13">Annexes<text:tab/>16</text:p>
        </text:index-body>
      </text:table-of-content>
      <text:p text:style-name="Text_20_body"/>
      <text:h text:style-name="P14" text:outline-level="1" text:is-list-header="true">Remerciements</text:h>
      <text:p text:style-name="Text_20_body"/>
      <text:p text:style-name="P1">Nous remercions M.Horatio CIRSTEA et M.Pierre-Etienne Moreau pour nous avoir fourni toute l'aide nécessaire et pour nous avoir encadré durant ce projet.</text:p>
      <text:p text:style-name="P1"/>
      <text:h text:style-name="P14" text:outline-level="1">Introduction</text:h>
      <text:h text:style-name="Heading_20_2" text:outline-level="2">Fonctionnement d'un pare-feu</text:h>
      <text:p text:style-name="Text_20_body">&lt;&lt;&lt;Filtrage des paquets blah blah blah, utilisation de règles de filtrages, filtrage par port/address, ...&gt;&gt;&gt;</text:p>
      <text:h text:style-name="Heading_20_2" text:outline-level="2">Problèmes liés au filtrage</text:h>
      <text:p text:style-name="Text_20_body">&lt;&lt;&lt;problème de conflits entre les rêgles pouvant être plus ou moins complexes (subnet inclus les un dans les autres, ...)&gt;&gt;&gt;</text:p>
      <text:h text:style-name="Heading_20_2" text:outline-level="2">Problématique des outils de migrations</text:h>
      <text:p text:style-name="Text_20_body">&lt;&lt;&lt;différents firewalls ayant un fonctionnement et une approche du problème du filtrage totalement différente =&gt; difficulté de développer un outil de migration qui satisfasse tous les firewalls&gt;&gt;&gt;</text:p>
      <text:h text:style-name="P14" text:outline-level="1">Le projet</text:h>
      <text:h text:style-name="Heading_20_2" text:outline-level="2">Le sujet du projet</text:h>
      <text:p text:style-name="Text_20_body">Le sujet initial du projet était de réaliser un outil permettant d'étudier un ensemble de règles <text:a xlink:type="simple" xlink:href="#def_Iptables"><text:span text:style-name="T1">iptables</text:span></text:a><text:span text:style-name="T5"> pour les synthétiser à plus haut niveau dans une grammaire abstraite en utilisant l'outil </text:span><text:a xlink:type="simple" xlink:href="#def_Tom"><text:span text:style-name="T1">Tom</text:span></text:a><text:span text:style-name="T5">. Une fois cette transformation opérée, il s'agissait d'analyser la représentation abstraite pour effectuer des optimisations.</text:span></text:p>
      <text:p text:style-name="Text_20_body"><text:span text:style-name="T5">Nous nous sommes assez vite rendu compte qu'en utilisant l'outil </text:span><text:a xlink:type="simple" xlink:href="#def_Tom"><text:span text:style-name="T1">Tom</text:span></text:a><text:span text:style-name="T5">, il serait aisé de synthétiser des règles d'autres types de pare-feux pour les analyser, l'enjeu étant d'avoir une représentation abstraite assez modulaire pour pouvoir gérer des pare-feux ayant une approche bien différente du filtrage. Il nous fallait ainsi être capable de gérer la synthétisation de règles de plusieurs types de pare-feux.</text:span></text:p>
      <text:p text:style-name="P4">Après discussion avec l'un des principaux intéressé du projet, nous nous sommes rendu compte que l'approche adoptée pour afficher les règles post-analyse était assez proche voir équivalente à celle d'un outil de migration. Notre outil devais désormais être capable de réaliser la migration d'un pare-feu d'un certain type vers un pare-feu d'un autre type.</text:p>
      <text:h text:style-name="Heading_20_2" text:outline-level="2">Les enjeux du projet</text:h>
      <text:p text:style-name="Text_20_body">Après avoir recherché des outils du même type, nous nous sommes rendu compte qu'il n'existait que très peu, voir pas, d'outils permettant d'effectuer ce type de migration ainsi que ce type d'analyses sur différents types de pare-feux.</text:p>
      <text:p text:style-name="Text_20_body">Aussi nous nous sommes rendu compte qu'il existait une réelle demande pour un outil de ce type. Bien souvent, faute de trouver un outil permettant de réaliser une analyse ou une migration de façon automatique, les administrateurs systèmes procèdent à la main, ou au vu de la quantité de données à traiter (pouvant aller jusqu'à plusieurs milliers de règles) abandonnaient tout simplement l'idée d'une analyse et repartaient « de zéro » lors d'une migration. Un tel outil peut aussi être relativement pratique et efficace pour l'optimisation, les pare-feux d'entreprise, suite à des modifications « à la volée », se retrouvant souvent à contenir plusieurs milliers de règles très souvent incohérentes pour la plupart.</text:p>
      <text:h text:style-name="Heading_20_2" text:outline-level="2">Les outils utilisés</text:h>
      <text:p text:style-name="P2">Pour nous permettre d'implémenter les outils de d'analyse et de migration (implémentation qui <text:soft-page-break/>aurait été fastidieuse en <text:a xlink:type="simple" xlink:href="#def_Java">Java</text:a>), nos encadrant de projet nous ont proposé d'utiliser l'outil <text:a xlink:type="simple" xlink:href="#def_Tom"><text:span text:style-name="Index_20_Link"><text:span text:style-name="T2">Tom</text:span></text:span></text:a><text:span text:style-name="T5"> couplé avec d'autres outils plus adaptés aux différentes phases de notre analyse.</text:span></text:p>
      <text:p text:style-name="P2"><text:span text:style-name="T5">Ainsi, nous avons été amenés à utiliser l'outil </text:span><text:span text:style-name="T1">Gom</text:span><text:span text:style-name="T5"> qui permet de créer des structure abstraites de façon assez modulaire et qui permet d'automatiser certaine réécritures de structures.</text:span></text:p>
      <text:p text:style-name="P2"><text:span text:style-name="T5">Nous avons aussi utilisé l'outil </text:span>Antlr<text:span text:style-name="T5"> qui permet d'effectuer une analyse lexicale et syntaxique (avec des possibilités équivalentes à celles de </text:span><text:span text:style-name="T1">Lex</text:span><text:span text:style-name="T5"> et </text:span><text:span text:style-name="T1">Yacc</text:span><text:span text:style-name="T5">), il nous a été utile pour convertir les ensembles de règles en entrée vers une représentation abstraite de ceux-ci.</text:span></text:p>
      <text:p text:style-name="P2"><text:span text:style-name="T5">Ces deux outils couplés avec l'outil </text:span><text:a xlink:type="simple" xlink:href="#def_Tom"><text:span text:style-name="T1">Tom</text:span></text:a><text:span text:style-name="T5"> (se basant sur </text:span><text:a xlink:type="simple" xlink:href="#def_Java">Java</text:a><text:span text:style-name="T5">)</text:span><text:span text:style-name="T1">, </text:span><text:span text:style-name="T5">développé par un de nos encadrant, qui permet d'effectuer des transformations et des traitements sur des données de façon très facile et efficace, nous ont permis de répondre à la problématique proposée de façon très propre, modulaire et maintenable.</text:span></text:p>
      <text:p text:style-name="P2"><text:span text:style-name="T5">Nous avons aussi appris à utiliser l'outil </text:span><text:span text:style-name="T1">Ant</text:span><text:span text:style-name="T5"> qui nous a permis de faire fonctionner tous ces outils en parallèle en automatisant la compilation de la même façon que le permet l'outil </text:span><text:span text:style-name="T1">GNU/Make</text:span><text:span text:style-name="T5">.</text:span></text:p>
      <text:h text:style-name="Heading_20_2" text:outline-level="2">La structure globale envisagée pour l'application</text:h>
      <text:p text:style-name="Text_20_body"><draw:frame draw:style-name="fr1" draw:name="Object1" text:anchor-type="paragraph" svg:x="1.125cm" svg:y="1.45cm" svg:width="14.871cm" svg:height="10.003cm" draw:z-index="0"><draw:object xlink:href="./Object 1" xlink:type="simple" xlink:show="embed" xlink:actuate="onLoad"/><draw:image xlink:href="./ObjectReplacements/Object 1" xlink:type="simple" xlink:show="embed" xlink:actuate="onLoad"/></draw:frame>Suite au développement de plusieurs versions de l'application, nous somme arrivés à une structure globale qui est la suivante :</text:p>
      <text:h text:style-name="P14" text:outline-level="1">L'outil d'analyse</text:h>
      <text:h text:style-name="Heading_20_2" text:outline-level="2">Introduction au problème</text:h>
      <text:p text:style-name="Text_20_body">L'idée étant de réaliser les analyses sur des données abstraites d'une représentation commune à tous les pare-feux, le premier enjeu a été de trouver une représentation qui ne soit pas trop proche d'un pare-feu en particulier et qui soit assez modulaire pour qu'il soit possible d'exporter tous les types de représentations concrètes dans cette représentation.</text:p>
      <text:p text:style-name="Text_20_body">Une fois cette partie terminée, il nous a fallu réfléchir aux différents types d'incohérences et d'optimisations possibles sur un ensemble de règles. Nous avons eu quelques difficultés à trouver tous les types d'incohérences possibles (le principal problème étant d'être certain de les avoir tous traité).</text:p>
      <text:h text:style-name="Heading_20_2" text:outline-level="2">Les solutions envisagées</text:h>
      <text:p text:style-name="Text_20_body">Pour la création de la représentation abstraite, nous nous sommes muni d'un ensemble de jeux de règles de plusieurs types de pare-feux bien différents (<text:span text:style-name="T1">iptables</text:span>, <text:span text:style-name="T1">ipfw</text:span>, <text:span text:style-name="T1">packetfilter</text:span>, …) et nous avons essayé de trouver des points qu'ils avaient tous en commun. Nous sommes assez vite arrivés à leur trouver des parties communes, l'idée étant d'arriver à synthétiser les informations dans une structure qui soit aussi adaptée pour l'analyse. Les parties ayant posé le plus de problème ont été la gestion des options et des spécificités de chaque pare-feux, il fallait s'assurer de pouvoir gérer tous les types d'options des pare-feux bien que ceux ci aient tout un jeu d'options bien différentes, le tout étant de garder une structure claire et pratique pour l'analyse.</text:p>
      <text:p text:style-name="Text_20_body">La seconde partie importante de l'analyseur était la détection d'incohérences. Suite à un peu de réflexion personelle, nous étions arrivé à exhiber et à traiter trois types d'incohérences, une de type conflit et deux de type redondance. Pour y arriver nous avons du implémenter des algorithmes capables de détecter l'inclusion d'un <text:span text:style-name="T1">sous-réseau</text:span> dans un autre <text:span text:style-name="T1">sous-réseau </text:span><text:span text:style-name="T5">(en se basant sur leurs adresses respectives)</text:span>. Par la suite, nos encadrants nous ont suggéré de lire une publication<text:note text:id="ftn0" text:note-class="footnote"><text:note-citation>1</text:note-citation><text:note-body><text:p text:style-name="Footnote">« Conflict Classification and Analysis of Distribued Firewall Policies », IEEE Journal, Vol. 23, No. 10, October 2005</text:p></text:note-body></text:note> explicitant un nombre supplémentaire d'incohérences et prouvant leur unicité. Nous nous sommes appuyés sur cette publication pour permettre à notre analyseur de détecter des nouveaux types d'incohérences auquels nous n'avions pas pensés (de type généralisation et corrélation).</text:p>
      <text:h text:style-name="Heading_20_2" text:outline-level="2"><text:soft-page-break/>Les solutions mises en place</text:h>
      <text:h text:style-name="Heading_20_3" text:outline-level="3">La représentation abstraite</text:h>
      <text:p text:style-name="Text_20_body">Pour obtenir une représentation abstraite cohérente, nous avons du analyser différents types de pare-feux et établir un certain nombre de point communs. Tous ces pare-feux étant géré à l'aide d'un ensemble de règles ordonnées, qui permettent d'appliquer un type de filtrage sur un trafic particulié, il nous a semblé logique de faire apparaître un type <text:span text:style-name="T9">Règle</text:span> (<text:span text:style-name="T1">Rule</text:span>) dans notre structure abstraite. Il nous a ensuite fallu identifier les parties communes entre les règles des différents types de pare-feux.</text:p>
      <text:p text:style-name="Text_20_body">En ce qui concerne les règles, sommes arrivé à isoler les différentes parties suivantes (la structure complète de la grammaire abstraite est présente en <text:a xlink:type="simple" xlink:href="#annexe1"><text:span text:style-name="T1">Annexe 1</text:span></text:a><text:span text:style-name="T6">) :</text:span></text:p>
      <text:list xml:id="list670670316" text:style-name="L2">
        <text:list-item>
          <text:p text:style-name="P10"><text:span text:style-name="T7">Action </text:span><text:span text:style-name="T8">(</text:span><text:span text:style-name="T3">Action</text:span><text:span text:style-name="T8">)</text:span><text:span text:style-name="T6">: chacun des pare-feux permettait d'effectuer un type d'action donné (Accépter, Rejeter, Archiver) pour la règle.</text:span></text:p>
        </text:list-item>
        <text:list-item>
          <text:p text:style-name="P10"><text:span text:style-name="T7">Interface</text:span><text:span text:style-name="T6"> (</text:span><text:span text:style-name="T2">Iface</text:span><text:span text:style-name="T6">): tous les pare-feux permettaient de spécifier sur quelle interface réseau il fallait appliquer la règle de filtrage.</text:span></text:p>
        </text:list-item>
        <text:list-item>
          <text:p text:style-name="P7"><text:span text:style-name="T10">Protocole </text:span><text:span text:style-name="T11">(</text:span><text:span text:style-name="T3">Protocol</text:span><text:span text:style-name="T11">): tous les pare-feux permettent de donner un protocole à cibler pour le filtrage (le type de protocole diffère en fonction des pare-feux, nous n'avons mis que les protocoles les plus communs).</text:span></text:p>
        </text:list-item>
        <text:list-item>
          <text:p text:style-name="P7"><text:span text:style-name="T10">Cible</text:span><text:span text:style-name="T11"> (</text:span><text:span text:style-name="T3">Target</text:span><text:span text:style-name="T11">): <text:s/>chaque pare-feu permettait de préciser sur quel type de trafic appliquer le filtrage (Entrant, Sortant, Retransmis)</text:span></text:p>
        </text:list-item>
        <text:list-item>
          <text:p text:style-name="P7"><text:span text:style-name="T10">Addresse </text:span><text:span text:style-name="T11">(</text:span><text:span text:style-name="T3">Address</text:span><text:span text:style-name="T11">): chacun des pare-feux permettait de spécifier une adresse (ou un sous-réseau) </text:span><text:span text:style-name="T3">source</text:span><text:span text:style-name="T11"> et et un de </text:span><text:span text:style-name="T3">destination</text:span><text:span text:style-name="T11"> sur lequel appliquer le filtrage.</text:span></text:p>
        </text:list-item>
        <text:list-item>
          <text:p text:style-name="P7"><text:span text:style-name="T10">Port</text:span><text:span text:style-name="T11"> (</text:span><text:span text:style-name="T3">Port</text:span><text:span text:style-name="T11">): tous les pare-feux permettaient de spécifier un port (ou un groupe de ports) de </text:span><text:span text:style-name="T3">source</text:span><text:span text:style-name="T11"> et de </text:span><text:span text:style-name="T3">destination</text:span><text:span text:style-name="T11"> spécifique.</text:span></text:p>
        </text:list-item>
      </text:list>
      <text:p text:style-name="P6"><text:span text:style-name="T11">Pour ce qui est des types de paramètres de filtrages non communs à tous les pare-feux (la gestion de l'état d'une connexion par exemple), nous les avons regroupé dans la structure </text:span><text:span text:style-name="T10">Options </text:span><text:span text:style-name="T11">(</text:span><text:span text:style-name="T3">Options</text:span><text:span text:style-name="T11">).</text:span></text:p>
      <text:p text:style-name="P6"><text:span text:style-name="T11">Une politique de filtrage donnée était donc un ensemble de </text:span><text:span text:style-name="T10">Règles </text:span><text:span text:style-name="T11">(</text:span><text:span text:style-name="T3">Rules</text:span><text:span text:style-name="T11">)</text:span><text:span text:style-name="T10"> </text:span><text:span text:style-name="T11">pour lesquelles nous conservions l'ordre.</text:span></text:p>
      <text:h text:style-name="Heading_20_3" text:outline-level="3"><text:soft-page-break/>L'analyseur</text:h>
      <text:p text:style-name="Text_20_body"/>
      <text:h text:style-name="Heading_20_2" text:outline-level="2">Exemples d'analyse</text:h>
      <text:h text:style-name="Heading_20_3" text:outline-level="3">Exemple de conflit</text:h>
      <text:p text:style-name="Text_20_body">Voici un exemple de l'execution de l'analyseur sur le groupe de règles suivant où les règles « Accépter le trafic sur 192.168.0.0/24 » et « Refuser le trafic sur 192.168.0.0/24 » sont en conflit:</text:p>
      <text:p text:style-name="Code">Chain INPUT (policy DROP)</text:p>
      <text:p text:style-name="Code">target <text:s text:c="4"/>prot opt source <text:s text:c="14"/>destination</text:p>
      <text:p text:style-name="Code">ACCEPT <text:s text:c="4"/>tcp <text:s/>-- <text:s/>192.168.0.0/24 <text:s text:c="6"/>anywhere</text:p>
      <text:p text:style-name="Code">DROP<text:tab/> <text:s text:c="2"/>tcp <text:s/>-- <text:s/>192.168.0.0/24 <text:s text:c="6"/>anywhere</text:p>
      <text:p text:style-name="Text_20_body">Résultat de l'execution :</text:p>
      <text:p text:style-name="Code">error[shadowing]: </text:p>
      <text:p text:style-name="Code">---</text:p>
      <text:p text:style-name="Code">'ACCEPT <text:s text:c="4"/>tcp <text:s/>-- <text:s/>192.168.0.0/24 <text:s text:c="6"/>anywhere' </text:p>
      <text:p text:style-name="Code"><text:tab/>&lt;in conflict with&gt; </text:p>
      <text:p text:style-name="Code">'DROP<text:tab/> <text:s/><text:tab/>tcp <text:s/>-- <text:s/>192.168.0.0/24 <text:s text:c="6"/>anywhere'</text:p>
      <text:p text:style-name="Code">---</text:p>
      <text:p text:style-name="Code">Rule(Accept(),IfaceAny(),TCP(),In(),Addr4(-5767168,-256,"192.168.0.0/24"),AddrAny(),PortAny(),PortAny(),NoOpt(),"ACCEPT <text:s text:c="4"/>tcp <text:s/>-- <text:s/>192.168.0.0/24 <text:s text:c="6"/>anywhere")///-1062731776</text:p>
      <text:p text:style-name="Code">[1] ACCEPT <text:s text:c="4"/>tcp <text:s/>-- <text:s/>192.168.0.0/24 <text:s text:c="6"/>anywhere</text:p>
      <text:p text:style-name="Code">[2] DROP<text:tab/> <text:s text:c="2"/>tcp <text:s/>-- <text:s/>192.168.0.0/24 <text:s text:c="6"/>anywhere</text:p>
      <text:p text:style-name="Code">[0] None</text:p>
      <text:p text:style-name="Code">Which rule do you want to delete [0/1/2] ?</text:p>
      <text:p text:style-name="Text_20_body"/>
      <text:p text:style-name="Text_20_body">L'analyseur a bien détecté le conflit et comme il ne sais pas quelle décision prendre, un dialogue permet à l'utilisateur de choisir laquelle des deux règles supprimer.</text:p>
      <text:h text:style-name="Heading_20_3" text:outline-level="3">Exemple de redondance</text:h>
      <text:p text:style-name="Text_20_body">Un autre exemple, de redondance cette fois, la règle « Accépter le trafic sur 192.168.0.0/24 » travaille sur un sous réseau déjà traité par la règle « Accépter le trafic sur 192.168.0.0/16 »:</text:p>
      <text:p text:style-name="Code">Chain INPUT (policy DROP)</text:p>
      <text:p text:style-name="Code">target <text:s text:c="4"/>prot opt source <text:s text:c="14"/>destination</text:p>
      <text:p text:style-name="Code">ACCEPT <text:s text:c="4"/>tcp <text:s/>-- <text:s/>192.168.0.0/24 <text:s text:c="6"/>anywhere</text:p>
      <text:p text:style-name="Code">ACCEPT<text:tab/> <text:s text:c="2"/>tcp <text:s/>-- <text:s/>192.168.0.0/16 <text:s text:c="6"/>anywhere</text:p>
      <text:p text:style-name="Text_20_body">Résultat de l'execution:</text:p>
      <text:p text:style-name="Code">warning[redundancy] </text:p>
      <text:p text:style-name="Code">---</text:p>
      <text:p text:style-name="Code">'ACCEPT<text:tab/> <text:s text:c="2"/>tcp <text:s/>-- <text:s/>192.168.0.0/24 <text:s text:c="6"/>anywhere'</text:p>
      <text:p text:style-name="Code"><text:soft-page-break/><text:tab/>&lt;included in&gt; </text:p>
      <text:p text:style-name="Code">'ACCEPT <text:s text:c="4"/>tcp <text:s/>-- <text:s/>192.168.0.0/16 <text:s text:c="6"/>anywhere'</text:p>
      <text:p text:style-name="Code">---</text:p>
      <text:p text:style-name="Text_20_body">Ici l'analyseur est en mesure de prendre une décision et il supprime « Accépter le trafic sur 192.168.0.0/24 » qui est redondante.</text:p>
      <text:h text:style-name="Heading_20_2" text:outline-level="2">Les tests effectués</text:h>
      <text:p text:style-name="Text_20_body">&lt;&lt;&lt;Exemples donnés dans la publication, conflits d'inclusions, tests sur des exemples de firewalls de chercheurs du loria&gt;&gt;&gt;</text:p>
      <text:p text:style-name="Text_20_body"/>
      <text:h text:style-name="P14" text:outline-level="1">L'outil de migration</text:h>
      <text:h text:style-name="Heading_20_2" text:outline-level="2">Introduction au fonctionnement</text:h>
      <text:p text:style-name="Text_20_body">&lt;&lt;&lt;Pour chaque langage de firewall, une grammaire commune =&gt; nécessité d'arriver à cette grammaire : utilisation d'un Parser (pour lire les fichiers d'entrées) puis d'un Wrapper (convertire la grammaire du Parser qui n'a pas la même forme que la grammaire commune). Ensuite, après analyse par l'analyseur, nécessité de ressortir les nouvelles rêgles (dans nimporte quel type de langage de sortie) =&gt; utilisation de Printers pour faire un prettyPrint de la grammaire commune&gt;&gt;&gt;</text:p>
      <text:h text:style-name="Heading_20_2" text:outline-level="2">Les solutions mises en place</text:h>
      <text:h text:style-name="Heading_20_3" text:outline-level="3">Les analyseurs syntaxiques (Parsers)</text:h>
      <text:p text:style-name="Text_20_body">&lt;&lt;&lt;Utilisation d'Antlr + Gom + Tom : GomAntlrAdapter, TomAntlrAdapter. Fichier d'entrée converti dans une grammaire qui est proche de sa structure =&gt; construction de la grammaire aisée&gt;&gt;&gt;</text:p>
      <text:h text:style-name="Heading_20_3" text:outline-level="3">Les convertisseurs d'entrée (Wrappeurs)</text:h>
      <text:p text:style-name="Text_20_body">&lt;&lt;&lt;Utilisation de Tom et de methodes récursives. Converti les grammaires d'entrées dans la structure de la grammaire commune&gt;&gt;&gt;</text:p>
      <text:h text:style-name="Heading_20_3" text:outline-level="3">Les convertisseurs de sortie (Printers)</text:h>
      <text:p text:style-name="Text_20_body">&lt;&lt;&lt;Utilisation de Tom. PrettyPrint de la grammaire commune dans le langage de sortie désiré&gt;&gt;&gt;</text:p>
      <text:h text:style-name="Heading_20_2" text:outline-level="2">Exemples de migrations</text:h>
      <text:p text:style-name="Text_20_body"/>
      <text:h text:style-name="Heading_20_2" text:outline-level="2">Les tests effectués</text:h>
      <text:p text:style-name="Text_20_body">&lt;&lt;&lt;Parsing d'un ensemble de rêgles non conflictuel en entrée, vérification qu'on a bien le même en sortie =&gt; identité. Comparaison de deux grammaires communes résultant du parsing de deux langage d'entrée différents sur un groupe de rêgles supposé équivalent&gt;&gt;&gt;</text:p>
      <text:p text:style-name="Text_20_body"/>
      <text:h text:style-name="P14" text:outline-level="1">Conclusion</text:h>
      <text:p text:style-name="Text_20_body">&lt;&lt;&lt;Apris à se servir de nouveaux outils. Content de voir que le projet va être utilisé par quelqu'un et que l'enjeux est important. Poursuite du développement de l'application&gt;&gt;&gt;</text:p>
      <text:p text:style-name="Text_20_body"/>
      <text:h text:style-name="P14" text:outline-level="1" text:is-list-header="true">Bibliographie</text:h>
      <text:list xml:id="list1959923972" text:style-name="L1">
        <text:list-item>
          <text:p text:style-name="P8">Tom's Documentation<text:span text:style-name="T5">, 2009, </text:span><text:a xlink:type="simple" xlink:href="http://tom.loria.fr/wiki/index.php5/Documentation">http://tom.loria.fr/wiki/index.php5/Documentation</text:a></text:p>
        </text:list-item>
        <text:list-item>
          <text:p text:style-name="P8"><text:span text:style-name="T5">Terence Parr, </text:span>The definitive ANTLR Reference<text:span text:style-name="T5">, 2005</text:span></text:p>
        </text:list-item>
        <text:list-item>
          <text:p text:style-name="P5">Ehab Al-Shaer, Hazem Hamed, Raouf Boutaba, Masum Hasan, <text:span text:style-name="T1">Conflict Classification and Analysis of Distributed Firewall Policies</text:span>, IEEE Journal Vol. 23 No. 10, 2005</text:p>
        </text:list-item>
        <text:list-item>
          <text:p text:style-name="P5">Herve Eychenne, <text:span text:style-name="T1">Iptables GNU/Linux manual</text:span>, 2009</text:p>
        </text:list-item>
        <text:list-item>
          <text:p text:style-name="P8">Packet Filter FAQ<text:span text:style-name="T5">, 2009, </text:span><text:a xlink:type="simple" xlink:href="http://www.openbsd.org/faq/pf/index.html">http://www.openbsd.org/faq/pf/index.html</text:a></text:p>
        </text:list-item>
        <text:list-item>
          <text:p text:style-name="P9"><text:span text:style-name="T5">Joseph J. Barbish,</text:span><text:span text:style-name="T1"> FreeBSD Handbook</text:span><text:span text:style-name="T6">,2009, </text:span><text:a xlink:type="simple" xlink:href="http://www.freebsd.org/doc/en_US.ISO8859-1/books/handbook/firewalls.html">http://www.freebsd.org/doc/en_US.ISO8859-1/books/handbook/firewalls.html</text:a></text:p>
        </text:list-item>
        <text:list-item>
          <text:p text:style-name="P9"><text:span text:style-name="T2">IPFW HOWTO</text:span><text:span text:style-name="T6">, 2009, </text:span><text:a xlink:type="simple" xlink:href="http://www.freebsd-howto.com/HOWTO/Ipfw-HOWTO">http://www.freebsd-howto.com/HOWTO/Ipfw-HOWTO</text:a></text:p>
        </text:list-item>
        <text:list-item>
          <text:p text:style-name="P9"><text:span text:style-name="T2">IPFW MaxOSX 13 manual</text:span><text:span text:style-name="T6">, 2007</text:span></text:p>
        </text:list-item>
        <text:list-item>
          <text:p text:style-name="P9"><text:span text:style-name="T2">Wikipedia Firewall article</text:span><text:span text:style-name="T6">, 2009, </text:span><text:a xlink:type="simple" xlink:href="http://en.wikipedia.org/wiki/Firewall">http://en.wikipedia.org/wiki/Firewall</text:a></text:p>
        </text:list-item>
      </text:list>
      <text:p text:style-name="Text_20_body"><text:span text:style-name="T6"/></text:p>
      <text:h text:style-name="P14" text:outline-level="1" text:is-list-header="true">Glossaire</text:h>
      <text:p text:style-name="P11"><text:bookmark-start text:name="def_Iptables"/><text:span text:style-name="T4">Iptables</text:span><text:bookmark-end text:name="def_Iptables"/><text:span text:style-name="T5">: Outil permettant de paramètrer (ajout, modification de règles) le pare-feu de </text:span>GNU/Linux<text:span text:style-name="T5"> (</text:span>Netfilter<text:span text:style-name="T5">).</text:span></text:p>
      <text:p text:style-name="P11"><text:bookmark-start text:name="def_Java"/><text:span text:style-name="T4">Java</text:span><text:bookmark-end text:name="def_Java"/>: Langage de programmation orienté objet réalisé par la société <text:span text:style-name="T1">Oracle/Sun</text:span><text:span text:style-name="T5">.</text:span></text:p>
      <text:p text:style-name="Text_20_body"><text:bookmark-start text:name="def_Tom"/><text:span text:style-name="T4">Tom</text:span><text:bookmark-end text:name="def_Tom"/>: Outil développé initialement par Pierre-Etienne Moraux permettant d'effectuer des transformation sur des données de façon très aisée et efficace.</text:p>
      <text:p text:style-name="Text_20_body"/>
      <text:h text:style-name="P14" text:outline-level="1" text:is-list-header="true">Annexes</text:h>
      <text:p text:style-name="Text_20_body"><text:bookmark-start text:name="annexe1"/><text:span text:style-name="T1">Annexe 1</text:span><text:bookmark-end text:name="annexe1"/>: Structure de la représentation abstraite (<text:span text:style-name="T1">Gom</text:span>)</text:p>
      <text:p text:style-name="Code">module iptables.Analyser</text:p>
      <text:p text:style-name="Code">imports boolean int long String</text:p>
      <text:p text:style-name="Code">abstract syntax</text:p>
      <text:p text:style-name="Code"></text:p>
      <text:p text:style-name="Code"><text:tab/>Rules = Rules(Rule*)</text:p>
      <text:p text:style-name="Code"><text:tab/><text:tab/>| RulesL(r:Rule,rs:Rules)</text:p>
      <text:p text:style-name="Code"><text:tab/><text:tab/>| RulesR(rs:Rules,r:Rule)</text:p>
      <text:p text:style-name="Code"><text:tab/><text:tab/>| RulesA(rsl:Rules,rsr:Rules)</text:p>
      <text:p text:style-name="Code"></text:p>
      <text:p text:style-name="Code"><text:tab/>Rule = Rule(</text:p>
      <text:p text:style-name="Code"><text:tab/><text:tab/><text:tab/>action:Action,</text:p>
      <text:p text:style-name="Code"><text:tab/><text:tab/><text:tab/>iface:Iface,</text:p>
      <text:p text:style-name="Code"><text:tab/><text:tab/><text:tab/>proto:Protocol,</text:p>
      <text:p text:style-name="Code"><text:tab/><text:tab/><text:tab/>target:Target,</text:p>
      <text:p text:style-name="Code"><text:tab/><text:tab/><text:tab/>srcAddr:Address,</text:p>
      <text:p text:style-name="Code"><text:tab/><text:tab/><text:tab/>destAddr:Address,</text:p>
      <text:p text:style-name="Code"><text:tab/><text:tab/><text:tab/>srcPort:Port,</text:p>
      <text:p text:style-name="Code"><text:tab/><text:tab/><text:tab/>destPort:Port,</text:p>
      <text:p text:style-name="Code"><text:tab/><text:tab/><text:tab/>opts:Options,</text:p>
      <text:p text:style-name="Code"><text:tab/><text:tab/><text:tab/>input:String)</text:p>
      <text:p text:style-name="Code"></text:p>
      <text:p text:style-name="Code"><text:tab/>Action =</text:p>
      <text:p text:style-name="Code"><text:tab/><text:tab/>Accept()</text:p>
      <text:p text:style-name="Code"><text:tab/><text:tab/>| Drop() /* do not process the packet */</text:p>
      <text:p text:style-name="Code"><text:tab/><text:tab/>| Reject() /* drop then send an error message to the sender */</text:p>
      <text:p text:style-name="Code"><text:tab/><text:tab/>| Log()</text:p>
      <text:p text:style-name="Code"></text:p>
      <text:p text:style-name="Code"><text:tab/>/* The network interface */</text:p>
      <text:p text:style-name="Code"><text:tab/>Iface =</text:p>
      <text:p text:style-name="Code"><text:tab/><text:tab/>IfaceAny()</text:p>
      <text:p text:style-name="Code"><text:tab/><text:tab/>| Iface(name:String)</text:p>
      <text:p text:style-name="Code"></text:p>
      <text:p text:style-name="Code"><text:tab/>Protocol =</text:p>
      <text:p text:style-name="Code"><text:tab/><text:tab/>ProtoAny()</text:p>
      <text:p text:style-name="Code"><text:tab/><text:tab/>| TCP()</text:p>
      <text:p text:style-name="Code"><text:tab/><text:tab/>| UDP()</text:p>
      <text:p text:style-name="Code"><text:tab/><text:tab/>| IPv4()</text:p>
      <text:p text:style-name="Code"><text:tab/><text:tab/>| IPv6()</text:p>
      <text:p text:style-name="Code"><text:tab/><text:tab/>| ICMP()</text:p>
      <text:p text:style-name="Code"><text:tab/><text:tab/>| ARP()</text:p>
      <text:p text:style-name="Code"><text:tab/><text:tab/>| RIP()</text:p>
      <text:p text:style-name="Code"><text:tab/><text:tab/>| Ethernet()</text:p>
      <text:p text:style-name="Code"></text:p>
      <text:p text:style-name="Code"><text:tab/>Target =</text:p>
      <text:p text:style-name="Code"><text:tab/><text:tab/>In()</text:p>
      <text:p text:style-name="Code"><text:tab/><text:tab/>| Out()</text:p>
      <text:p text:style-name="Code"><text:tab/><text:tab/>| Forward()</text:p>
      <text:p text:style-name="Code"></text:p>
      <text:p text:style-name="Code"><text:tab/>Address =</text:p>
      <text:p text:style-name="Code"><text:tab/><text:tab/>AddrAny()</text:p>
      <text:p text:style-name="Code"><text:soft-page-break/><text:tab/><text:tab/>| Addr4(ip:int,smask:int, str:String)</text:p>
      <text:p text:style-name="Code"><text:tab/><text:tab/>/* Only need a subnetmask for the network prefix in IPv6 */</text:p>
      <text:p text:style-name="Code"><text:tab/><text:tab/>| Addr6(ipnet:long,iphost:long,snetmask:long, str:String)</text:p>
      <text:p text:style-name="Code"></text:p>
      <text:p text:style-name="Code"><text:tab/>Port =</text:p>
      <text:p text:style-name="Code"><text:tab/><text:tab/>PortAny()</text:p>
      <text:p text:style-name="Code"><text:tab/><text:tab/>| Port(number:int)</text:p>
      <text:p text:style-name="Code"></text:p>
      <text:p text:style-name="Code"></text:p>
      <text:p text:style-name="Code"><text:tab/>Options = </text:p>
      <text:p text:style-name="Code"><text:tab/><text:tab/>NoOpt()</text:p>
      <text:p text:style-name="Code"><text:tab/><text:tab/>| Opt(global:GlobalOptions, proto:ProtocolOptions, states:States)</text:p>
      <text:p text:style-name="Code"></text:p>
      <text:p text:style-name="Code"><text:tab/>/* Global options */</text:p>
      <text:p text:style-name="Code"><text:tab/>GlobalOptions = GlobalOpts(GlobalOption*)</text:p>
      <text:p text:style-name="Code"></text:p>
      <text:p text:style-name="Code"><text:tab/>GlobalOption =</text:p>
      <text:p text:style-name="Code"><text:tab/><text:tab/>NoGlobalOpt()</text:p>
      <text:p text:style-name="Code"><text:tab/><text:tab/>| LogLevel(level:int)</text:p>
      <text:p text:style-name="Code"></text:p>
      <text:p text:style-name="Code"><text:tab/>/* Protocol options */</text:p>
      <text:p text:style-name="Code"><text:tab/>ProtocolOptions = ProtoOpts(ProtocolOption*)</text:p>
      <text:p text:style-name="Code"></text:p>
      <text:p text:style-name="Code"><text:tab/>/* &gt;&gt;&gt; TODO: split by protocol */</text:p>
      <text:p text:style-name="Code"><text:tab/>ProtocolOption =</text:p>
      <text:p text:style-name="Code"><text:tab/><text:tab/>NoProtoOpt()</text:p>
      <text:p text:style-name="Code"><text:tab/><text:tab/>| ICMPxType(id:int)</text:p>
      <text:p text:style-name="Code"><text:tab/><text:tab/>| ICMPxTTLZero()</text:p>
      <text:p text:style-name="Code"><text:tab/><text:tab/>| ICMPxDestinationUnreachable()</text:p>
      <text:p text:style-name="Code"><text:tab/><text:tab/>| TCPxSyn(val:boolean)</text:p>
      <text:p text:style-name="Code"><text:tab/><text:tab/>| TCPxAck(val:boolean)</text:p>
      <text:p text:style-name="Code"></text:p>
      <text:p text:style-name="Code"><text:tab/>/* Packet state options */</text:p>
      <text:p text:style-name="Code"><text:tab/>States = States(State*)</text:p>
      <text:p text:style-name="Code"></text:p>
      <text:p text:style-name="Code"><text:tab/>State =</text:p>
      <text:p text:style-name="Code"><text:tab/><text:tab/>StateAny()</text:p>
      <text:p text:style-name="Code"><text:tab/><text:tab/>| New()</text:p>
      <text:p text:style-name="Code"><text:tab/><text:tab/>| Related() /* New connection associated with an existing one */</text:p>
      <text:p text:style-name="Code"><text:tab/><text:tab/>| Established() /* packets was seen in both directions */</text:p>
      <text:p text:style-name="Code"><text:tab/><text:tab/>| Invalid() /* packets associated with no known connection */</text:p>
      <text:p text:style-name="Code"></text:p>
      <text:p text:style-name="Code">module Analyser:rules() {</text:p>
      <text:p text:style-name="Code"><text:tab/>RulesL(r@Rule(_,_,_,_,_,_,_,_,_,_),rs@Rules(R*)) -&gt; Rules(r,R*)</text:p>
      <text:p text:style-name="Code"><text:tab/>RulesR(rs@Rules(R*),r@Rule(_,_,_,_,_,_,_,_,_,_)) -&gt; Rules(r,R*)</text:p>
      <text:p text:style-name="Code"><text:tab/>RulesA(rsl@Rules(L*),rsr@Rules(R*)) -&gt; Rules(L*,R*)</text:p>
      <text:p text:style-name="Cod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Bitstream Vera Sans" style:font-size-asian="10.5pt" style:language-asian="ja" style:country-asian="JP"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left="0cm" fo:margin-right="0cm" fo:margin-top="0cm" fo:margin-bottom="0.212cm" fo:line-height="150%" fo:text-indent="0.64cm" style:auto-text-indent="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Glosary" style:family="paragraph" style:parent-style-name="Contents_20_5"/>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de" style:family="paragraph" style:class="text" style:master-page-name="">
      <style:paragraph-properties fo:margin-left="1.9cm" fo:margin-right="1.9cm" fo:text-indent="0cm" style:auto-text-indent="false" style:page-number="auto" fo:background-color="#c0c0c0">
        <style:tab-stops/>
        <style:background-image/>
      </style:paragraph-properties>
      <style:text-properties fo:color="#000000" style:font-name="Liberation Mono" fo:font-size="10pt" style:font-size-asian="10.5pt"/>
    </style:style>
    <style:style style:name="Numbering_20_Symbols" style:display-name="Numbering Symbols" style:family="text"/>
    <style:style style:name="Internet_20_link" style:display-name="Internet link" style:family="text">
      <style:text-properties fo:color="#333366" fo:language="zxx" fo:country="none" fo:font-style="italic" style:text-underline-style="none" style:font-size-asian="10.5pt"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tyle="italic" style:font-style-asian="italic" style:font-style-complex="italic"/>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span text:style-name="MT1">Cédric Lejault, Luc Sarzyniec – ESIAL 2009<text:tab/></text:span><text:tab/><text:page-number text:select-page="current">17</text:page-number>/<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5-17T00:08:19</meta:creation-date>
    <dc:date>2009-05-19T14:34:56</dc:date>
    <meta:editing-duration>PT62H25M40S</meta:editing-duration>
    <meta:editing-cycles>72</meta:editing-cycles>
    <meta:generator>OpenOffice.org/3.0$Linux OpenOffice.org_project/300m15$Build-9379</meta:generator>
    <meta:document-statistic meta:table-count="0" meta:image-count="0" meta:object-count="1" meta:page-count="17" meta:paragraph-count="246" meta:word-count="2341" meta:character-count="16289"/>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fill="solid" draw:fill-color="#94bd5e" draw:textarea-horizontal-align="justify" draw:textarea-vertical-align="middle" draw:auto-grow-height="false"/>
      <style:paragraph-properties style:writing-mode="tb-rl"/>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solid" draw:fill-color="#ffcc99" draw:textarea-horizontal-align="justify" draw:textarea-vertical-align="middle" draw:auto-grow-height="false"/>
    </style:style>
    <style:style style:name="gr5" style:family="graphic" style:parent-style-name="standard">
      <style:graphic-properties draw:fill="solid" draw:fill-color="#ff9966" draw:textarea-horizontal-align="justify" draw:textarea-vertical-align="middle" draw:auto-grow-height="fals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svg:stroke-color="#000000" draw:fill="none" draw:fill-color="#ffffff" draw:textarea-horizontal-align="left" draw:auto-grow-height="true" draw:auto-grow-width="false" fo:min-height="0cm" fo:min-width="6.145cm"/>
    </style:style>
    <style:style style:name="P1" style:family="paragraph">
      <style:paragraph-properties fo:text-align="center"/>
      <style:text-properties fo:font-size="16pt" style:font-size-asian="16pt" style:font-size-complex="16pt"/>
    </style:style>
    <style:style style:name="P2" style:family="paragraph">
      <style:paragraph-properties fo:text-align="center"/>
      <style:text-properties fo:font-size="12pt" style:font-size-asian="12pt" style:font-size-complex="12pt"/>
    </style:style>
    <style:style style:name="P3" style:family="paragraph">
      <style:paragraph-properties fo:text-align="center"/>
    </style:style>
    <style:style style:name="P4" style:family="paragraph">
      <style:text-properties fo:font-size="10.5pt" fo:font-style="italic" style:font-size-asian="10.5pt" style:font-style-asian="italic" style:font-size-complex="10.5pt" style:font-style-complex="italic"/>
    </style:style>
    <style:style style:name="T1" style:family="text">
      <style:text-properties fo:font-size="16pt" style:font-size-asian="16pt" style:font-size-complex="16pt"/>
    </style:style>
    <style:style style:name="T2" style:family="text">
      <style:text-properties fo:font-size="12pt" style:font-size-asian="12pt" style:font-size-complex="12pt"/>
    </style:style>
    <style:style style:name="T3" style:family="text">
      <style:text-properties fo:font-size="10.5pt" fo:font-style="italic" style:font-size-asian="10.5pt" style:font-style-asian="italic" style:font-size-complex="10.5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7.82cm" svg:height="2.54cm" svg:x="2.905cm" svg:y="7.985cm">
          <text:p text:style-name="P1">Output</text:p>
          <draw:enhanced-geometry svg:viewBox="0 0 21600 21600" draw:type="rectangle" draw:enhanced-path="M 0 0 L 21600 0 21600 21600 0 21600 0 0 Z N"/>
        </draw:custom-shape>
        <draw:custom-shape draw:style-name="gr1" draw:text-style-name="P1" draw:layer="layout" svg:width="7.82cm" svg:height="2.54cm" svg:x="2.905cm" svg:y="5.145cm">
          <text:p text:style-name="P1"><text:span text:style-name="T1">Analyse</text:span></text:p>
          <draw:enhanced-geometry svg:viewBox="0 0 21600 21600" draw:mirror-horizontal="false" draw:mirror-vertical="false" draw:type="rectangle" draw:enhanced-path="M 0 0 L 21600 0 21600 21600 0 21600 0 0 Z N"/>
        </draw:custom-shape>
        <draw:custom-shape draw:style-name="gr1" draw:text-style-name="P1" draw:layer="layout" svg:width="7.82cm" svg:height="3.51cm" svg:x="2.905cm" svg:y="1.3cm">
          <text:p text:style-name="P1"><text:span text:style-name="T1">Parsing</text:span></text:p>
          <draw:enhanced-geometry svg:viewBox="0 0 21600 21600" draw:type="rectangle" draw:enhanced-path="M 0 0 L 21600 0 21600 21600 0 21600 0 0 Z N"/>
        </draw:custom-shape>
        <draw:custom-shape draw:style-name="gr2" draw:text-style-name="P2" draw:id="id1" draw:layer="layout" svg:width="5.08cm" svg:height="0.635cm" svg:x="4.81cm" svg:y="2.705cm">
          <text:p text:style-name="P2"><text:span text:style-name="T2">Pars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id="id2" draw:layer="layout" svg:width="5.08cm" svg:height="0.635cm" svg:x="4.81cm" svg:y="3.775cm">
          <text:p text:style-name="P3"><text:span text:style-name="T2">Wrapp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id="id4" draw:layer="layout" svg:width="5.08cm" svg:height="0.635cm" svg:x="4.81cm" svg:y="6.715cm">
          <text:p text:style-name="P3"><text:span text:style-name="T2">Analys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id="id5" draw:layer="layout" svg:width="5.08cm" svg:height="0.635cm" svg:x="4.81cm" svg:y="8.285cm">
          <text:p text:style-name="P3"><text:span text:style-name="T2">Print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3" draw:layer="layout" svg:x1="7.35cm" svg:y1="3.34cm" svg:x2="7.35cm" svg:y2="3.775cm" draw:start-shape="id1" draw:start-glue-point="2" draw:end-shape="id2" draw:end-glue-point="0" svg:d="m7350 3340v435">
          <text:p/>
        </draw:connector>
        <draw:custom-shape draw:style-name="gr4" draw:text-style-name="P2" draw:id="id3" draw:layer="layout" svg:width="5.08cm" svg:height="0.635cm" svg:x="4.81cm" svg:y="5.445cm">
          <text:p text:style-name="P3"><text:span text:style-name="T2">Représentation abstrai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3" draw:layer="layout" svg:x1="7.35cm" svg:y1="6.08cm" svg:x2="7.35cm" svg:y2="6.715cm" draw:start-shape="id3" draw:start-glue-point="2" draw:end-shape="id4" draw:end-glue-point="0" svg:d="m7350 6080v635">
          <text:p/>
        </draw:connector>
        <draw:connector draw:style-name="gr3" draw:text-style-name="P3" draw:layer="layout" svg:x1="7.35cm" svg:y1="7.35cm" svg:x2="7.35cm" svg:y2="8.285cm" draw:start-shape="id4" draw:start-glue-point="2" draw:end-shape="id5" draw:end-glue-point="0" svg:d="m7350 7350v935">
          <text:p/>
        </draw:connector>
        <draw:custom-shape draw:style-name="gr5" draw:text-style-name="P2" draw:id="id6" draw:layer="layout" svg:width="5.08cm" svg:height="0.635cm" svg:x="4.81cm" svg:y="1.635cm">
          <text:p text:style-name="P3"><text:span text:style-name="T2">Représentation concrè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 draw:id="id7" draw:layer="layout" svg:width="5.08cm" svg:height="0.635cm" svg:x="4.81cm" svg:y="9.455cm">
          <text:p text:style-name="P3"><text:span text:style-name="T2">Représentation concrè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3" draw:layer="layout" svg:x1="9.89cm" svg:y1="1.952cm" svg:x2="9.89cm" svg:y2="3.022cm" draw:start-shape="id6" draw:end-shape="id1" draw:end-glue-point="1" svg:d="m9890 1952h501v1070h-501">
          <text:p/>
        </draw:connector>
        <draw:connector draw:style-name="gr3" draw:text-style-name="P3" draw:layer="layout" svg:x1="9.89cm" svg:y1="4.092cm" svg:x2="9.89cm" svg:y2="5.762cm" draw:start-shape="id2" draw:start-glue-point="1" draw:end-shape="id3" svg:d="m9890 4092h501v1670h-501">
          <text:p/>
        </draw:connector>
        <draw:connector draw:style-name="gr3" draw:text-style-name="P3" draw:layer="layout" svg:x1="9.89cm" svg:y1="8.602cm" svg:x2="9.89cm" svg:y2="9.772cm" draw:start-shape="id5" draw:start-glue-point="1" draw:end-shape="id7" svg:d="m9890 8602h501v1170h-501">
          <text:p/>
        </draw:connector>
        <draw:frame draw:style-name="gr6" draw:text-style-name="P4" draw:layer="layout" svg:width="3.398cm" svg:height="0.662cm" svg:x="10.995cm" svg:y="1.564cm">
          <draw:text-box>
            <text:p><text:span text:style-name="T3">Fichiers de règles</text:span></text:p>
          </draw:text-box>
        </draw:frame>
        <draw:frame draw:style-name="gr6" draw:text-style-name="P4" draw:layer="layout" svg:width="3.398cm" svg:height="0.662cm" svg:x="10.907cm" svg:y="9.528cm">
          <draw:text-box>
            <text:p><text:span text:style-name="T3">Fichiers de règles</text:span></text:p>
          </draw:text-box>
        </draw:frame>
        <draw:frame draw:style-name="gr7" draw:text-style-name="P4" draw:layer="layout" svg:width="6.645cm" svg:height="0.662cm" svg:x="10.995cm" svg:y="2.605cm">
          <draw:text-box>
            <text:p><text:span text:style-name="T3">Parser.java, IptablesListParser.g.t, ...</text:span></text:p>
          </draw:text-box>
        </draw:frame>
        <draw:frame draw:style-name="gr6" draw:text-style-name="P4" draw:layer="layout" svg:width="6.873cm" svg:height="0.662cm" svg:x="10.96cm" svg:y="3.775cm">
          <draw:text-box>
            <text:p><text:span text:style-name="T3">Wrapper.java, IptablesListWrapper.t, ...</text:span></text:p>
          </draw:text-box>
        </draw:frame>
        <draw:frame draw:style-name="gr6" draw:text-style-name="P4" draw:layer="layout" svg:width="2.741cm" svg:height="0.662cm" svg:x="10.96cm" svg:y="5.445cm">
          <draw:text-box>
            <text:p><text:span text:style-name="T3">Analyser.gom</text:span></text:p>
          </draw:text-box>
        </draw:frame>
        <draw:frame draw:style-name="gr6" draw:text-style-name="P4" draw:layer="layout" svg:width="2.136cm" svg:height="0.662cm" svg:x="10.969cm" svg:y="6.67cm">
          <draw:text-box>
            <text:p><text:span text:style-name="T3">Analyser.t</text:span></text:p>
          </draw:text-box>
        </draw:frame>
        <draw:frame draw:style-name="gr6" draw:text-style-name="P4" draw:layer="layout" svg:width="6.289cm" svg:height="0.662cm" svg:x="10.96cm" svg:y="8.172cm">
          <draw:text-box>
            <text:p><text:span text:style-name="T3">Printer.java, PacketFilterPrinter.t, ...</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fr" fo:country="FR" style:font-family-asian="'Bitstream Vera Sans'" style:font-family-generic-asian="system" style:font-pitch-asian="variable" style:font-size-asian="24pt" style:language-asian="ja" style:country-asian="JP" style:font-family-complex="'Bitstream Vera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